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paragraph-properties fo:background-color="#cccccc">
        <style:background-image/>
      </style:paragraph-properties>
    </style:style>
    <style:style style:name="P5" style:family="paragraph" style:parent-style-name="Standard">
      <style:text-properties fo:background-color="#ff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3">Create a user account with person object attached</text:p>
      <text:p text:style-name="P3">create non-user persons and attach to others as children</text:p>
      <text:p text:style-name="P3">turn children persons into Users (for teens maybe)</text:p>
      <text:p text:style-name="P3">delete a person</text:p>
      <text:p text:style-name="P3">delete a user / person</text:p>
      <text:p text:style-name="Standard"/>
      <text:p text:style-name="P4">TOGGLING NOTES</text:p>
      <text:p text:style-name="P4">taking offline deletes all events of all room calendars</text:p>
      <text:p text:style-name="P4">it does not attempt to auto reassign scheduled occupancies</text:p>
      <text:p text:style-name="P4">putting back online will make all rooms online</text:p>
      <text:p text:style-name="P4">offline room set to not show in rooms_master</text:p>
      <text:p text:style-name="P4">does not remove owner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12T14:07:11</dc:date>
    <dc:creator>Trevor Pierson</dc:creator>
    <meta:editing-duration>P7DT17H56M29S</meta:editing-duration>
    <meta:editing-cycles>95</meta:editing-cycles>
    <meta:generator>OpenOffice/4.1.13$Win32 OpenOffice.org_project/4113m1$Build-9810</meta:generator>
    <meta:document-statistic meta:table-count="0" meta:image-count="0" meta:object-count="0" meta:page-count="1" meta:paragraph-count="33" meta:word-count="228" meta:character-count="1272"/>
  </office:meta>
</office:document-meta>
</file>